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period</text:p>
          </table:table-cell>
          <table:table-cell office:value-type="float" office:value="0.000025" calcext:value-type="float">
            <text:p>0.0000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req.</text:p>
          </table:table-cell>
          <table:table-cell table:formula="of:=1/[.B3]" office:value-type="float" office:value="40000" calcext:value-type="float">
            <text:p>400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n</text:p>
          </table:table-cell>
          <table:table-cell table:formula="of:=[.B3]/8" office:value-type="float" office:value="0.000003125" calcext:value-type="float">
            <text:p>0.000003125</text:p>
          </table:table-cell>
          <table:table-cell table:style-name="ce1" office:value-type="string" calcext:value-type="string">
            <text:p>ton = 1/8</text:p>
          </table:table-cell>
          <table:table-cell table:formula="of:=[.B5]*1000000" office:value-type="float" office:value="3.125" calcext:value-type="float">
            <text:p>3.125</text:p>
          </table:table-cell>
        </table:table-row>
        <table:table-row table:style-name="ro1">
          <table:table-cell table:style-name="ce1" office:value-type="string" calcext:value-type="string">
            <text:p>toff</text:p>
          </table:table-cell>
          <table:table-cell table:formula="of:=[.B3]*7/8" office:value-type="float" office:value="0.000021875" calcext:value-type="float">
            <text:p>0.000021875</text:p>
          </table:table-cell>
          <table:table-cell table:style-name="ce1" office:value-type="string" calcext:value-type="string">
            <text:p>toff = 7/8</text:p>
          </table:table-cell>
          <table:table-cell table:formula="of:=[.B6]*1000000" office:value-type="float" office:value="21.875" calcext:value-type="float">
            <text:p>21.875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office:value-type="float" office:value="4800" calcext:value-type="float">
            <text:p>4800</text:p>
          </table:table-cell>
          <table:table-cell table:style-name="ce1" office:value-type="string" calcext:value-type="string">
            <text:p>baud</text:p>
          </table:table-cell>
          <table:table-cell/>
        </table:table-row>
        <table:table-row table:style-name="ro1">
          <table:table-cell/>
          <table:table-cell table:formula="of:=1/[.B13]" office:value-type="float" office:value="0.000208333333333333" calcext:value-type="float">
            <text:p>0.000208333333333333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/>
          <table:table-cell table:formula="of:=[.B14]*1000000" office:value-type="float" office:value="208.333333333333" calcext:value-type="float">
            <text:p>208.333333333333</text:p>
          </table:table-cell>
          <table:table-cell office:value-type="string" calcext:value-type="string">
            <text:p>u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1">00/00/0000</text:date>, <text:time style:data-style-name="N2" text:time-value="15:26:30.2293458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1T11:19:13.309733621</meta:creation-date>
    <dc:date>2025-08-21T15:30:38.839973693</dc:date>
    <meta:editing-duration>PT1H45M12S</meta:editing-duration>
    <meta:editing-cycles>5</meta:editing-cycles>
    <meta:generator>LibreOffice/24.2.7.2$Linux_X86_64 LibreOffice_project/420$Build-2</meta:generator>
    <meta:document-statistic meta:table-count="1" meta:cell-count="18" meta:object-count="0"/>
  </office:meta>
</office:document-meta>
</file>